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27b3ab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94e7e4" officeooo:paragraph-rsid="0094e7e4" style:font-size-asian="11pt" style:font-weight-asian="normal" style:font-size-complex="11pt" style:font-weight-complex="normal"/>
    </style:style>
    <style:style style:name="P5" style:family="paragraph" style:parent-style-name="Standard">
      <style:text-properties officeooo:paragraph-rsid="009c751d"/>
    </style:style>
    <style:style style:name="P6" style:family="paragraph" style:parent-style-name="Standard">
      <style:text-properties fo:color="#000000" style:text-outline="false" fo:letter-spacing="normal" fo:font-style="normal" style:text-underline-style="none" fo:font-weight="normal" officeooo:rsid="0094e7e4" style:letter-kerning="false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fo:color="#000000" style:text-outline="false" fo:letter-spacing="normal" fo:font-style="normal" style:text-underline-style="none" fo:font-weight="normal" officeooo:rsid="0097ba36" officeooo:paragraph-rsid="0097ba36" style:letter-kerning="false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color="#000000" style:text-outline="false" fo:letter-spacing="normal" fo:font-style="italic" style:text-underline-style="none" fo:font-weight="normal" officeooo:rsid="0094e7e4" style:letter-kerning="false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fo:color="#000000" style:text-outline="false" fo:letter-spacing="normal" fo:font-style="italic" style:text-underline-style="none" fo:font-weight="bold" officeooo:rsid="009c751d" officeooo:paragraph-rsid="009c751d" style:letter-kerning="false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text-properties fo:color="#000000" style:text-outline="false" fo:letter-spacing="normal" style:text-underline-style="none" fo:font-weight="normal" style:letter-kerning="false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000000" style:text-outline="false" fo:letter-spacing="normal" style:text-underline-style="none" fo:font-weight="bold" officeooo:rsid="009d4a55" officeooo:paragraph-rsid="009d4a55" style:letter-kerning="false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9d4a55" officeooo:paragraph-rsid="009d4a55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fo:font-weight="bold" officeooo:rsid="00976f4e" officeooo:paragraph-rsid="00976f4e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text-properties fo:font-style="normal" fo:font-weight="bold" officeooo:rsid="0097ba36" officeooo:paragraph-rsid="009d4a55" style:font-style-asian="normal" style:font-weight-asian="bold" style:font-style-complex="normal" style:font-weight-complex="bold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93b64b"/>
    </style:style>
    <style:style style:name="T5" style:family="text">
      <style:text-properties fo:color="#000000" style:text-outline="false" fo:letter-spacing="normal" fo:font-style="normal" style:letter-kerning="false" style:font-style-asian="normal" style:font-style-complex="normal"/>
    </style:style>
    <style:style style:name="T6" style:family="text">
      <style:text-properties fo:color="#000000" style:text-outline="false" fo:letter-spacing="normal" fo:font-style="normal" style:text-underline-style="none" fo:font-weight="normal" officeooo:rsid="0094e7e4" style:letter-kerning="false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fo:letter-spacing="normal" fo:font-style="normal" style:text-underline-style="solid" style:text-underline-width="auto" style:text-underline-color="font-color" style:letter-kerning="false" style:font-style-asian="normal" style:font-style-complex="normal"/>
    </style:style>
    <style:style style:name="T8" style:family="text">
      <style:text-properties fo:color="#000000" style:text-outline="false" fo:letter-spacing="normal" fo:font-style="italic" style:letter-kerning="false" style:font-style-asian="italic" style:font-style-complex="italic"/>
    </style:style>
    <style:style style:name="T9" style:family="text">
      <style:text-properties fo:color="#000000" style:text-outline="false" fo:letter-spacing="normal" fo:font-style="italic" style:text-underline-style="none" fo:font-weight="normal" officeooo:rsid="0094e7e4" style:letter-kerning="false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color="#000000" style:text-outline="false" fo:letter-spacing="normal" fo:font-style="italic" style:text-underline-style="none" style:letter-kerning="false" style:font-size-asian="11pt" style:font-style-asian="italic" style:font-size-complex="11pt" style:font-style-complex="italic"/>
    </style:style>
    <style:style style:name="T11" style:family="text">
      <style:text-properties fo:color="#000000" style:text-outline="false" fo:letter-spacing="normal" fo:font-style="italic" style:text-underline-style="none" officeooo:rsid="0094e7e4" style:letter-kerning="false" style:font-size-asian="11pt" style:font-style-asian="italic" style:font-size-complex="11pt" style:font-style-complex="italic"/>
    </style:style>
    <style:style style:name="T12" style:family="text">
      <style:text-properties fo:color="#000000" style:text-outline="false" fo:letter-spacing="normal" style:text-underline-style="none" fo:font-weight="normal" style:letter-kerning="false" style:font-size-asian="11pt" style:font-weight-asian="normal" style:font-size-complex="11pt" style:font-weight-complex="normal"/>
    </style:style>
    <style:style style:name="T13" style:family="text">
      <style:text-properties fo:color="#000000" style:text-outline="false" fo:letter-spacing="normal" style:text-underline-style="none" fo:font-weight="normal" officeooo:rsid="0094e7e4" style:letter-kerning="false" style:font-size-asian="11pt" style:font-weight-asian="normal" style:font-size-complex="11pt" style:font-weight-complex="normal"/>
    </style:style>
    <style:style style:name="T14" style:family="text">
      <style:text-properties fo:color="#000000" style:text-outline="false" fo:letter-spacing="normal" style:text-underline-style="none" fo:font-weight="normal" officeooo:rsid="009c751d" style:letter-kerning="false" style:font-size-asian="11pt" style:font-weight-asian="normal" style:font-size-complex="11pt" style:font-weight-complex="normal"/>
    </style:style>
    <style:style style:name="T15" style:family="text">
      <style:text-properties fo:color="#000000" style:text-outline="false" fo:letter-spacing="normal" style:text-underline-style="none" style:letter-kerning="false" style:font-size-asian="11pt" style:font-size-complex="11pt"/>
    </style:style>
    <style:style style:name="T16" style:family="text">
      <style:text-properties fo:color="#000000" style:text-outline="false" fo:letter-spacing="normal" style:text-underline-style="none" officeooo:rsid="0094e7e4" style:letter-kerning="false" style:font-size-asian="11pt" style:font-size-complex="11pt"/>
    </style:style>
    <style:style style:name="T17" style:family="text">
      <style:text-properties fo:color="#000000" style:text-outline="false" fo:letter-spacing="normal" style:text-underline-style="none" officeooo:rsid="009a771d" style:letter-kerning="false" style:font-size-asian="11pt" style:font-size-complex="11pt"/>
    </style:style>
    <style:style style:name="T18" style:family="text">
      <style:text-properties fo:color="#000000" style:text-outline="false" fo:letter-spacing="normal" style:text-underline-style="none" fo:font-weight="bold" officeooo:rsid="009c751d" style:letter-kerning="false" style:font-size-asian="11pt" style:font-weight-asian="bold" style:font-size-complex="11pt" style:font-weight-complex="bold"/>
    </style:style>
    <style:style style:name="T19" style:family="text">
      <style:text-properties fo:color="#000000" style:text-outline="false" style:font-name="Liberation Serif" fo:letter-spacing="normal" fo:font-style="normal" officeooo:rsid="00961189" style:letter-kerning="false" style:font-style-asian="normal" style:font-style-complex="normal"/>
    </style:style>
    <style:style style:name="T20" style:family="text">
      <style:text-properties fo:color="#000000" style:text-outline="false" style:font-name="Liberation Serif" fo:letter-spacing="normal" fo:font-style="normal" style:text-underline-style="none" fo:font-weight="normal" officeooo:rsid="00961189" style:letter-kerning="false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000000" style:text-outline="false" style:font-name="Liberation Serif" fo:letter-spacing="normal" fo:font-style="normal" style:text-underline-style="solid" style:text-underline-width="auto" style:text-underline-color="font-color" fo:font-weight="normal" officeooo:rsid="00961189" style:letter-kerning="false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color="#000000" style:text-outline="false" style:font-name="Liberation Serif" fo:letter-spacing="normal" fo:font-style="italic" style:text-underline-style="none" fo:font-weight="normal" officeooo:rsid="00961189" style:letter-kerning="false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color="#000000" style:text-outline="false" style:font-name="Liberation Serif" fo:letter-spacing="normal" style:text-underline-style="none" fo:font-weight="normal" officeooo:rsid="00961189" style:letter-kerning="false" style:font-size-asian="11pt" style:font-weight-asian="normal" style:font-size-complex="11pt" style:font-weight-complex="normal"/>
    </style:style>
    <style:style style:name="T24" style:family="text">
      <style:text-properties fo:color="#000000" style:text-outline="false" style:font-name="Liberation Serif" fo:letter-spacing="normal" style:text-underline-style="none" officeooo:rsid="009a771d" style:letter-kerning="false" style:font-size-asian="11pt" style:font-size-complex="11pt"/>
    </style:style>
    <style:style style:name="T25" style:family="text">
      <style:text-properties officeooo:rsid="0099ad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triebs- und Kommunikationssysteme</text:p>
      <text:p text:style-name="P3">Übung <text:span text:style-name="T4">12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2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12">Aufgabe <text:span text:style-name="T25">2</text:span>)</text:p>
      <text:p text:style-name="P13">a)</text:p>
      <text:p text:style-name="P14">1)</text:p>
      <text:p text:style-name="P4"><text:span text:style-name="T5">- </text:span><text:span text:style-name="T8">FLAG (Header)</text:span><text:span text:style-name="T5"> A B </text:span><text:span text:style-name="T7">ESC</text:span><text:span text:style-name="T5"> FLAG </text:span><text:span text:style-name="T7">ESC</text:span><text:span text:style-name="T5"> ESC B B </text:span><text:span text:style-name="T8">(Trailer) FLAG</text:span></text:p>
      <text:p text:style-name="P6"/>
      <text:p text:style-name="Standard"><text:span text:style-name="T6">- </text:span><text:span text:style-name="T9">01111110 </text:span><text:span text:style-name="T22">(Header)</text:span><text:span text:style-name="T20"> </text:span><text:span text:style-name="T19">01000111 </text:span><text:span text:style-name="T20">11100011 </text:span><text:span text:style-name="T21">11100000</text:span><text:span text:style-name="T20"> </text:span><text:span text:style-name="T6">01111110 </text:span><text:span text:style-name="T21">11100000</text:span><text:span text:style-name="T20"> 11100000 11100011 11100011 </text:span><text:span text:style-name="T22">(Header) </text:span><text:span text:style-name="T9">01111110</text:span></text:p>
      <text:p text:style-name="P8"/>
      <text:p text:style-name="P15"><text:span text:style-name="T11">2</text:span><text:span text:style-name="T10">)</text:span></text:p>
      <text:p text:style-name="P15"><text:span text:style-name="T9">01111110 </text:span><text:span text:style-name="T22">(Header)</text:span><text:span text:style-name="T23"> 0100011111</text:span><text:span text:style-name="T24">0</text:span><text:span text:style-name="T23">100011</text:span><text:span text:style-name="T13">011111</text:span><text:span text:style-name="T17">0</text:span><text:span text:style-name="T13">10</text:span><text:span text:style-name="T23">1110000011100011111</text:span><text:span text:style-name="T24">0</text:span><text:span text:style-name="T23">00011 </text:span><text:span text:style-name="T22">(Header) </text:span><text:span text:style-name="T9">01111110</text:span></text:p>
      <text:p text:style-name="P7"/>
      <text:p text:style-name="P9">3)</text:p>
      <text:p text:style-name="P5"><text:span text:style-name="T12">01111011111011101111110 </text:span><text:span text:style-name="T14">→ Bitsuffering → 01111011111</text:span><text:span text:style-name="T18">0</text:span><text:span text:style-name="T14">0111011111</text:span><text:span text:style-name="T18">0</text:span><text:span text:style-name="T14">10</text:span></text:p>
      <text:p text:style-name="P10"/>
      <text:p text:style-name="P11">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7.2$MacOSX_X86_64 LibreOffice_project/f3153a8b245191196a4b6b9abd1d0da16eead600</meta:generator>
    <dc:date>2016-01-26T16:53:13.164691000</dc:date>
    <meta:editing-duration>PT12H26M52S</meta:editing-duration>
    <meta:editing-cycles>130</meta:editing-cycles>
    <meta:document-statistic meta:table-count="0" meta:image-count="0" meta:object-count="0" meta:page-count="1" meta:paragraph-count="15" meta:word-count="59" meta:character-count="456" meta:non-whitespace-character-count="412"/>
  </office:meta>
</office:document-meta>
</file>